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3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horizontal-segments="24" dr3d:vertical-segments="64" dr3d:edge-rounding="10%" dr3d:back-scale="100%" dr3d:end-angle="3600" dr3d:backface-culling="enabled" dr3d:close-front="true" dr3d:close-back="true" dr3d:normals-kind="object" dr3d:normals-direction="inverse" dr3d:texture-filter="enabled" dr3d:diffuse-color="#00b8ff" dr3d:emissive-color="#000000" dr3d:specular-color="#ffffff" dr3d:shininess="15%" dr3d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1.125cm" svg:height="9.65cm" draw:transform="rotate (0.5235987755982) translate (3.271cm 13.452cm)">
          <text:p/>
          <draw:enhanced-geometry svg:viewBox="0 0 21600 21600" draw:mirror-vertical="false" draw:mirror-horizont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3d:scene draw:style-name="gr2" svg:width="10.008cm" svg:height="10.008cm" svg:x="5.5cm" svg:y="9.842cm" dr3d:transform="matrix (1 0 0 0 0.000000000000296712822497533 1 0 -1 0.000000000000296712822497533 0cm 0cm 0cm)" dr3d:vrp="(0 0 10171.4285714286)" dr3d:vpn="(0 0 8571.42857142857)" dr3d:projection="perspective" dr3d:distance="1.6cm" dr3d:focal-length="10cm" dr3d:shadow-slant="0" dr3d:shade-mode="gouraud" dr3d:ambient-color="#666666" dr3d:lighting-mode="false">
          <dr3d:light dr3d:diffuse-color="#cccccc" dr3d:direction="(-0.477259098505972 0.757728899367643 0.445051309352492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500 -500 1000 1000" svg:d="m1500 0-3-51-7-50-12-48-17-46-21-43-25-42-29-38-32-36-36-32-38-29-42-25-43-21-46-17-48-12-50-7-51-3-51 3-50 7-48 12-46 17-43 21-42 25-38 29-36 32-32 36-29 38-25 42-21 43-17 46-12 48-7 50-3 51 3 51 7 50 12 48 17 46 21 43 25 42 29 38 32 36 36 32 38 29 42 25 43 21 46 17 48 12 50 7 51 3 51-3 50-7 48-12 46-17 43-21 42-25 38-29 36-32 32-36 29-38 25-42 21-43 17-46 12-48 7-50z"/>
        </dr3d:sce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Frank Kürten</meta:initial-creator>
    <meta:creation-date>2008-02-02T23:26:27</meta:creation-date>
    <dc:creator>Frank Kürten</dc:creator>
    <dc:date>2008-02-03T14:59:17</dc:date>
    <meta:editing-cycles>5</meta:editing-cycles>
    <meta:editing-duration>PT1H59M36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